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00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office:value-type="float" office:value="10.6">
            <text:p>10.6</text:p>
          </table:table-cell>
          <table:table-cell table:style-name="ce14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etamodel</text:p>
          </table:table-cell>
          <table:table-cell table:style-name="ce4" office:value-type="string">
            <text:p>Open</text:p>
          </table:table-cell>
          <table:table-cell table:style-name="ce4" office:value-type="string">
            <text:p>getXYOptions() - Methode unterstützen (aka Choice)</text:p>
          </table:table-cell>
          <table:table-cell table:style-name="ce4" office:value-type="float" office:value="10.6">
            <text:p>10.6</text:p>
          </table:table-cell>
          <table:table-cell table:style-name="ce15" table:number-columns-repeated="25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etamodel</text:p>
          </table:table-cell>
          <table:table-cell table:style-name="ce4" office:value-type="string">
            <text:p>Open</text:p>
          </table:table-cell>
          <table:table-cell table:style-name="ce4" office:value-type="string">
            <text:p>bei enum type sind options automatisch durch enum-elemente bestimmt (falls getXYOptions() fehlt)</text:p>
          </table:table-cell>
          <table:table-cell table:style-name="ce4" office:value-type="float" office:value="10.6">
            <text:p>10.6</text:p>
          </table:table-cell>
          <table:table-cell table:style-name="ce15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write ModelInspector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place use of ModelInspector with 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14" table:number-columns-repeated="250"/>
        </table:table-row>
        <table:table-row table:style-name="ro1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Java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clean-up IDataConnectorFactory und DefaultDataConnectorFactory (infoQueue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rethink ConnectorInfo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office:value-type="float" office:value="10.6">
            <text:p>10.6</text:p>
          </table:table-cell>
          <table:table-cell table:style-name="ce14"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1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5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10" office:value-type="float" office:value="9.8">
            <text:p>9.8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Eclipse Run-Icon (Play-Button) als Icon für Operations (auch bei Table verwendent)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10"/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ExecuteDialog</text:p>
          </table:table-cell>
          <table:table-cell table:style-name="ce6" office:value-type="string">
            <text:p>Discarded</text:p>
          </table:table-cell>
          <table:table-cell table:style-name="ce6" office:value-type="string">
            <text:p>wenn namen in @Executable auf properties zeigen, dann edit mode - also felder mit property werten befullen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Widget</text:p>
          </table:table-cell>
          <table:table-cell table:style-name="ce4" office:value-type="string">
            <text:p>Open</text:p>
          </table:table-cell>
          <table:table-cell table:style-name="ce4" office:value-type="string">
            <text:p>Generic options (choice) support with JList and selectable/options property (LocalizedHelloWorldExample)</text:p>
          </table:table-cell>
          <table:table-cell table:style-name="ce13"/>
          <table:table-cell table:style-name="ce9" table:number-columns-repeated="250"/>
        </table:table-row>
        <table:table-row table:style-name="ro1">
          <table:table-cell table:style-name="ce4" table:number-columns-repeated="2"/>
          <table:table-cell table:style-name="ce4" office:value-type="string">
            <text:p>Widget</text:p>
          </table:table-cell>
          <table:table-cell table:style-name="ce4" office:value-type="string">
            <text:p>Open</text:p>
          </table:table-cell>
          <table:table-cell table:style-name="ce4" office:value-type="string">
            <text:p>Zukunft von ChoiceUISwing ?</text:p>
          </table:table-cell>
          <table:table-cell table:style-name="ce13"/>
          <table:table-cell table:style-name="ce9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Open</text:p>
          </table:table-cell>
          <table:table-cell table:style-name="ce11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10"/>
          <table:table-cell table:number-columns-repeated="250"/>
        </table:table-row>
        <table:table-row table:style-name="ro1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Open</text:p>
          </table:table-cell>
          <table:table-cell table:style-name="ce11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Defer</text:p>
          </table:table-cell>
          <table:table-cell table:style-name="ce11" office:value-type="string">
            <text:p>TableColumn <text:span text:style-name="T1">Auswahl</text:span> in <text:span text:style-name="T1">handmade</text:span> panels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Open</text:p>
          </table:table-cell>
          <table:table-cell table:style-name="ce11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10"/>
          <table:table-cell table:number-columns-repeated="250"/>
        </table:table-row>
        <table:table-row table:style-name="ro1">
          <table:table-cell table:number-columns-repeated="2"/>
          <table:table-cell table:style-name="ce10" office:value-type="string">
            <text:p>Table</text:p>
          </table:table-cell>
          <table:table-cell office:value-type="string">
            <text:p>Open</text:p>
          </table:table-cell>
          <table:table-cell table:style-name="ce11" office:value-type="string">
            <text:p>@OperationAffinity(“removeAddress”) Person.addressoptions: Operation.enabled nur wenn Selektion in Tabelle</text:p>
          </table:table-cell>
          <table:table-cell table:style-name="ce10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10" office:value-type="string">
            <text:p>Types/Converters</text:p>
          </table:table-cell>
          <table:table-cell office:value-type="string">
            <text:p>Done</text:p>
          </table:table-cell>
          <table:table-cell table:style-name="ce11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0" office:value-type="string">
            <text:p>Types/Converters</text:p>
          </table:table-cell>
          <table:table-cell office:value-type="string">
            <text:p>Open</text:p>
          </table:table-cell>
          <table:table-cell table:style-name="ce11" office:value-type="string">
            <text:p>Prio. 1 haben Typen von String geparsed werden koennen</text:p>
          </table:table-cell>
          <table:table-cell table:style-name="ce10"/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string">
            <text:p>Types/Converters</text:p>
          </table:table-cell>
          <table:table-cell office:value-type="string">
            <text:p>Open</text:p>
          </table:table-cell>
          <table:table-cell table:style-name="ce11" office:value-type="string">
            <text:p>boolean VS. Boolean // klare Definition wo primitive Typen und wo immer Objects verwendet werden</text:p>
          </table:table-cell>
          <table:table-cell table:style-name="ce10"/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0" office:value-type="string">
            <text:p>Types/Converters</text:p>
          </table:table-cell>
          <table:table-cell office:value-type="string">
            <text:p>Open</text:p>
          </table:table-cell>
          <table:table-cell table:style-name="ce11" office:value-type="string">
            <text:p>ModelInspector.isPrimitive(Class) : boolean</text:p>
          </table:table-cell>
          <table:table-cell table:style-name="ce10"/>
          <table:table-cell table:number-columns-repeated="250"/>
        </table:table-row>
        <table:table-row table:style-name="ro1">
          <table:table-cell table:number-columns-repeated="2"/>
          <table:table-cell table:style-name="ce10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10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10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11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11" office:value-type="string">
            <text:p>ant <text:span text:style-name="T1">buildfile</text:span> fur core: build.xml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11" office:value-type="string">
            <text:p>dataProxy refresh/reload model <text:span text:style-name="T1">ist</text:span> observable, stateChange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11" office:value-type="string">
            <text:p>dataProxy refresh/reload model <text:span text:style-name="T1">ist</text:span> observable, propertyChange</text:p>
          </table:table-cell>
          <table:table-cell table:style-name="ce10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1" office:value-type="string">
            <text:p>getter only plugs richtig handhaben, Acess Rules beachten in writeValue0() (d.h. Exception werfen ?! ) :: Connector &amp; Property</text:p>
          </table:table-cell>
          <table:table-cell table:style-name="ce10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1" office:value-type="string">
            <text:p>graceful handling of getXY() ohne setXY() methode (Access)</text:p>
          </table:table-cell>
          <table:table-cell table:style-name="ce10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1" office:value-type="string">
            <text:p>immutable &amp; read-only: public final field (and optional public getter)</text:p>
          </table:table-cell>
          <table:table-cell table:style-name="ce10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Allgemein</text:p>
          </table:table-cell>
          <table:table-cell table:style-name="ce7" office:value-type="string">
            <text:p>Open</text:p>
          </table:table-cell>
          <table:table-cell table:style-name="ce7" office:value-type="string">
            <text:p>SvcRepo für Lookup nur td4j intern brauchen, Client Code soll SvcRepository populieren und Workbench beim Start übergeben</text:p>
          </table:table-cell>
          <table:table-cell table:style-name="ce7" table:number-columns-repeated="251"/>
        </table:table-row>
        <table:table-row table:style-name="ro1" table:visibility="filter">
          <table:table-cell table:style-name="ce8" table:number-columns-repeated="2"/>
          <table:table-cell table:style-name="ce8" office:value-type="string">
            <text:p>Binding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ListDataConnector anstatt CollectionDataConnector (collection type weglassen und immer List zurückgeben – Modell kann aber auch andere Collection haben)</text:p>
          </table:table-cell>
          <table:table-cell office:value-type="float" office:value="10.6">
            <text:p>10.6</text:p>
          </table:table-cell>
          <table:table-cell table:style-name="ce8"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Alle <text:span text:style-name="T4">XYNamedXYDataConnector (Interfaces und Implementierungen) löschen, direkt ScalarProperty und ListProperty brauchen</text:span>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NestedScalarDataAccessProvider aufräumen, ScalarProperty brauchen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Type System: @PrimitiveType ersetzt ConverterRepo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EventBus ersetzt “BusinessObject implements Observable”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Annotation Support für MetaClass und Features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Workbench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Gruppierung in Sidebar nach pkg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ce12" office:value-type="string">
            <text:p>OperationAffinity mit UI Widget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9" table:number-columns-repeated="2"/>
          <table:table-cell table:style-name="ce9" office:value-type="string">
            <text:p>Metamodel</text:p>
          </table:table-cell>
          <table:table-cell table:style-name="ce9" office:value-type="string">
            <text:p>Open</text:p>
          </table:table-cell>
          <table:table-cell table:style-name="ce9" office:value-type="string">
            <text:p>Choice/Selection Support</text:p>
          </table:table-cell>
          <table:table-cell table:style-name="ce9" table:number-columns-repeated="251"/>
        </table:table-row>
        <table:table-row table:style-name="ro1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ollection Edito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ce8" table:number-columns-repeated="2"/>
          <table:table-cell table:style-name="ce8" office:value-type="string">
            <text:p>Binding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Rename ScalarProperty to IndividualProperty</text:p>
          </table:table-cell>
          <table:table-cell office:value-type="float" office:value="10.6">
            <text:p>10.6</text:p>
          </table:table-cell>
          <table:table-cell table:style-name="ce8" table:number-columns-repeated="250"/>
        </table:table-row>
        <table:table-row table:style-name="ro1" table:visibility="filter">
          <table:table-cell table:style-name="ce8" table:number-columns-repeated="2"/>
          <table:table-cell table:style-name="ce2" office:value-type="string">
            <text:p>Wiki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8" table:number-columns-repeated="250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condition table:field-number="3" table:value="Op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09/20/2010</text:date>, <text:time>2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9-20T21:24:00</dc:date>
    <meta:editing-cycles>128</meta:editing-cycles>
    <meta:editing-duration>PT23H6M3S</meta:editing-duration>
    <meta:user-defined meta:name="Info 1"/>
    <meta:user-defined meta:name="Info 2"/>
    <meta:user-defined meta:name="Info 3"/>
    <meta:user-defined meta:name="Info 4"/>
    <meta:document-statistic meta:table-count="2" meta:cell-count="301"/>
  </office:meta>
</office:document-meta>
</file>